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hatch" draw:fill-hatch-name="Hatch_20_3" draw:fill-hatch-solid="false" draw:textarea-horizontal-align="center" draw:textarea-vertical-align="middle"/>
    </style:style>
    <style:style style:name="gr4" style:family="graphic" style:parent-style-name="standard">
      <style:graphic-properties draw:fill="hatch" draw:fill-hatch-name="Hatch_20_4" draw:fill-hatch-solid="false" draw:textarea-horizontal-align="center" draw:textarea-vertical-align="middle"/>
    </style:style>
    <style:style style:name="gr5" style:family="graphic" style:parent-style-name="standard">
      <style:graphic-properties draw:marker-start="Symmetric_20_Arrow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text-shadow="1pt 1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text-shadow="1pt 1pt" fo:font-weight="bold" style:font-size-asian="10pt" style:font-weight-asian="bold" style:font-size-complex="10pt" style:font-weight-complex="bold"/>
    </style:style>
    <style:style style:name="T1" style:family="text">
      <style:text-properties fo:font-size="12pt" fo:text-shadow="1pt 1pt" fo:font-weight="bold" style:font-size-asian="12pt" style:font-weight-asian="bold" style:font-size-complex="12pt" style:font-weight-complex="bold"/>
    </style:style>
    <style:style style:name="T2" style:family="text">
      <style:text-properties fo:font-size="10pt" fo:text-shadow="1pt 1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3cm" svg:y1="16.244cm" svg:x2="4.83cm" svg:y2="11.137cm">
          <text:p/>
        </draw:line>
        <draw:line draw:style-name="gr1" draw:text-style-name="P1" draw:layer="layout" svg:x1="4.83cm" svg:y1="16.245cm" svg:x2="20.09cm" svg:y2="16.275cm">
          <text:p/>
        </draw:line>
        <draw:frame draw:style-name="gr2" draw:text-style-name="P2" draw:layer="layout" svg:width="1.095cm" svg:height="0.725cm" svg:x="6.807cm" svg:y="16.274cm">
          <draw:text-box>
            <text:p><text:span text:style-name="T1">1.0</text:span></text:p>
          </draw:text-box>
        </draw:frame>
        <draw:frame draw:style-name="gr2" draw:text-style-name="P2" draw:layer="layout" svg:width="1.095cm" svg:height="0.725cm" svg:x="15.708cm" svg:y="16.275cm">
          <draw:text-box>
            <text:p><text:span text:style-name="T1">2.0</text:span></text:p>
          </draw:text-box>
        </draw:frame>
        <draw:frame draw:style-name="gr2" draw:text-style-name="P2" draw:layer="layout" svg:width="1.349cm" svg:height="0.725cm" svg:x="17.909cm" svg:y="16.276cm">
          <draw:text-box>
            <text:p><text:span text:style-name="T1">GHz</text:span></text:p>
          </draw:text-box>
        </draw:frame>
        <draw:frame draw:style-name="gr2" draw:text-style-name="P2" draw:layer="layout" svg:width="1.095cm" svg:height="0.725cm" svg:x="12.109cm" svg:y="16.276cm">
          <draw:text-box>
            <text:p><text:span text:style-name="T1">1.6</text:span></text:p>
          </draw:text-box>
        </draw:frame>
        <draw:frame draw:style-name="gr2" draw:text-style-name="P2" draw:layer="layout" svg:width="1.095cm" svg:height="0.725cm" svg:x="13.21cm" svg:y="16.277cm">
          <draw:text-box>
            <text:p><text:span text:style-name="T1">1.7</text:span></text:p>
          </draw:text-box>
        </draw:frame>
        <draw:rect draw:style-name="gr3" draw:text-style-name="P1" draw:id="id1" draw:layer="layout" svg:width="8.983cm" svg:height="2.553cm" svg:x="7.416cm" svg:y="13.691cm">
          <text:p/>
        </draw:rect>
        <draw:rect draw:style-name="gr4" draw:text-style-name="P1" draw:id="id2" draw:layer="layout" svg:width="1.024cm" svg:height="2.553cm" svg:x="12.623cm" svg:y="13.692cm">
          <text:p/>
        </draw:rect>
        <draw:frame draw:style-name="gr2" draw:text-style-name="P3" draw:layer="layout" svg:width="1.493cm" svg:height="0.645cm" svg:x="7.208cm" svg:y="13.575cm">
          <draw:text-box>
            <text:p><text:span text:style-name="T2">SPW0</text:span></text:p>
          </draw:text-box>
        </draw:frame>
        <draw:frame draw:style-name="gr2" draw:text-style-name="P3" draw:layer="layout" svg:width="1.493cm" svg:height="0.645cm" svg:x="12.362cm" svg:y="13.549cm">
          <draw:text-box>
            <text:p><text:span text:style-name="T2">SPW1</text:span></text:p>
          </draw:text-box>
        </draw:frame>
        <draw:connector draw:style-name="gr5" draw:text-style-name="P1" draw:layer="layout" draw:line-skew="-0.717cm" svg:x1="11.907cm" svg:y1="13.691cm" svg:x2="13.993cm" svg:y2="11.702cm" draw:start-shape="id1" draw:start-glue-point="0" svg:d="m11907 13691v-1962h2086v-27">
          <text:p/>
        </draw:connector>
        <draw:connector draw:style-name="gr5" draw:text-style-name="P1" draw:layer="layout" draw:line-skew="-0.055cm" svg:x1="13.135cm" svg:y1="13.692cm" svg:x2="14.102cm" svg:y2="13.039cm" draw:start-shape="id2" draw:start-glue-point="0" svg:d="m13135 13692v-632h967v-21">
          <text:p/>
        </draw:connector>
        <draw:frame draw:style-name="gr2" draw:text-style-name="P3" draw:layer="layout" svg:width="4.553cm" svg:height="0.645cm" svg:x="13.808cm" svg:y="11.375cm">
          <draw:text-box>
            <text:p><text:span text:style-name="T2">Reference freq.= 1.5GHz</text:span></text:p>
          </draw:text-box>
        </draw:frame>
        <draw:frame draw:style-name="gr2" draw:text-style-name="P3" draw:layer="layout" svg:width="4.748cm" svg:height="0.645cm" svg:x="13.908cm" svg:y="12.676cm">
          <draw:text-box>
            <text:p><text:span text:style-name="T2">Reference freq.= 1.65GH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Hatch_20_3" draw:display-name="Hatch 3" draw:style="single" draw:color="#000000" draw:distance="0.559cm" draw:rotation="450"/>
    <draw:hatch draw:name="Hatch_20_4" draw:display-name="Hatch 4" draw:style="single" draw:color="#000000" draw:distance="0.559cm" draw:rotation="3150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jay Bhatnagar</meta:initial-creator>
    <meta:creation-date>2014-04-25T14:35:58</meta:creation-date>
    <dc:date>2014-05-08T09:14:27</dc:date>
    <dc:creator>Sanjay Bhatnagar</dc:creator>
    <meta:editing-duration>PT00H24M41S</meta:editing-duration>
    <meta:editing-cycles>5</meta:editing-cycles>
    <meta:generator>OpenOffice.org/3.2$Unix OpenOffice.org_project/320m12$Build-9483</meta:generator>
    <meta:document-statistic meta:object-count="15"/>
  </office:meta>
</office:document-meta>
</file>